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3.157cm" style:rel-column-width="12172*"/>
    </style:style>
    <style:style style:name="Table3.C" style:family="table-column">
      <style:table-column-properties style:column-width="1.7cm" style:rel-column-width="6555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31cm" style:rel-column-width="937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andpopup</text:h>
      <text:p text:style-name="P14"><text:span text:style-name="Source_20_Text">Bandpopup is a container of </text:span><text:a xlink:type="simple" xlink:href="#bandbox"><text:span text:style-name="Source_20_Text">Bandbox</text:span></text:a><text:span text:style-name="Source_20_Text">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5"><text:a xlink:type="simple" xlink:href="http://zk1.svn.sourceforge.net/viewvc/zk1/branches/3.5/zul/src/archive/web/zul/css/cmps/combo.css.dsp?view=markup">The CSS source of Bandpop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847cm" svg:height="3.307cm" draw:z-index="0"><draw:image xlink:href="../images/bandbox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9.446cm" svg:height="5.556cm" draw:z-index="1"><draw:image xlink:href="../images/bandpopup1.gif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and-pop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.z-bandbox-pp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0">border: 0; padding: 0; margin: 0; white-space: nowrap; font-family: <text:span text:style-name="T3">${fontFamilyC}</text:span>;font-<text:soft-page-break/>size: <text:span text:style-name="T3">${fontSizeM}</text:span>; font-weight: normal; repeat-x;<text:span text:style-name="T1">display: block; position: absolute; z-index: 88000; background: white; border: 1px solid #7F9DB9; padding: 2px; font-size: </text:span><text:span text:style-name="T4">${fontSizeS}</text:span><text:span text:style-name="T1">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0:50</dc:date>
    <meta:editing-cycles>19</meta:editing-cycles>
    <meta:editing-duration>PT4H10M5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27" meta:word-count="90" meta:character-count="587"/>
  </office:meta>
</office:document-meta>
</file>